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0.9043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5437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1846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1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vertical-align="top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fo:background-color="#000080"/>
      <style:text-properties fo:color="#ffffff" fo:font-size="12pt" fo:font-weight="bold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fo:color="#000000" style:font-name="Arial" style:font-name-asian="Arial" style:font-size-asian="9pt" style:font-name-complex="Tahoma" style:font-size-complex="9pt"/>
    </style:style>
    <style:style style:name="T7" style:family="text">
      <style:text-properties fo:color="#000000" style:font-name="Arial" fo:font-weight="bold" style:font-name-asian="Arial" style:font-size-asian="9pt" style:language-asian="ja" style:country-asian="JP" style:font-weight-asian="bold" style:font-name-complex="Tahoma" style:font-size-complex="9pt" style:language-complex="zxx" style:country-complex="none" style:font-weight-complex="bold"/>
    </style:style>
    <style:style style:name="T8" style:family="text">
      <style:text-properties style:font-name="Arial" style:font-name-asian="Arial" style:font-name-complex="Tahom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2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3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7]" office:value-type="float" office:value="26">
            <text:p>26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 office:value-type="string">
            <text:p>29/Nov/10</text:p>
          </table:table-cell>
          <table:table-cell table:style-name="ce22"/>
          <table:table-cell table:style-name="ce28" office:value-type="string">
            <text:p>remove:</text:p>
            <text:p><text:span text:style-name="T6">CCP-379.001</text:span></text:p>
            <text:p><text:span text:style-name="T7">CCP-379.002</text:span></text:p>
            <text:p><text:span text:style-name="T7">CCP-394.002</text:span></text:p>
          </table:table-cell>
          <table:table-cell table:style-name="ce36" office:value-type="string">
            <text:p>an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0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>
            <text:p>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>
            <text:p>CCP-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  <table:table-cell table:number-columns-repeated="768"/>
        </table:table-row>
        <table:table-row table:style-name="ro11">
          <table:table-cell table:style-name="ce48" office:value-type="string">
            <text:p>CCP-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1">
          <table:table-cell table:style-name="ce48" office:value-type="string">
            <text:p>CCP-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0">
          <table:table-cell table:style-name="ce48" office:value-type="string">
            <text:p>CCP-352</text:p>
          </table:table-cell>
          <table:table-cell table:style-name="ce54" office:value-type="string">
            <text:p>With a sample richfaces portlet the httpxmlrequest response is comming with lenght = 0 (nothing is comming back). </text:p>
          </table:table-cell>
          <table:table-cell table:style-name="ce47" office:value-type="string">
            <text:p>PORTAL-3772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/>
          <table:table-cell table:style-name="ce53"/>
          <table:table-cell table:style-name="ce59" table:number-columns-repeated="251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9"/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0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0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0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461</text:p>
          </table:table-cell>
          <table:table-cell table:style-name="ce49" office:value-type="string">
            <text:p>Check showing user page for anonymous user</text:p>
          </table:table-cell>
          <table:table-cell table:style-name="ce50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Portal-3684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CCP-464</text:p>
          </table:table-cell>
          <table:table-cell table:style-name="ce49" office:value-type="string">
            <text:p>Check hitting enter key to do search user</text:p>
          </table:table-cell>
          <table:table-cell table:style-name="ce50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CCP-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0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Portal-3840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Portal-3812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9"/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0" office:value-type="string">
            <text:p>REGPRL-004</text:p>
          </table:table-cell>
          <table:table-cell table:style-name="ce50" office:value-type="string">
            <text:p>Check changing size of container in page</text:p>
          </table:table-cell>
          <table:table-cell table:style-name="ce50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5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CCP-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2">
          <table:table-cell table:style-name="ce51" office:value-type="string">
            <text:p>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53" table:number-columns-repeated="768"/>
        </table:table-row>
        <table:table-row table:style-name="ro1" table:number-rows-repeated="16">
          <table:table-cell table:style-name="ce50" table:number-columns-repeated="3"/>
          <table:table-cell table:style-name="ce59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f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001</text:p>
          </table:table-cell>
          <table:table-cell table:style-name="ce47" office:value-type="string">
            <text:p>CCP-120</text:p>
          </table:table-cell>
          <table:table-cell table:style-name="ce72" office:value-type="float" office:value="1">
            <text:p>001</text:p>
          </table:table-cell>
          <table:table-cell table:style-name="ce76" table:formula="of:=CONCATENATE(&quot;Portal&quot;;&quot;/&quot;;[.B7])" office:value-type="string" office:string-value="Portal/CCP-120">
            <text:p>Portal/CCP-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7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120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CCP-120">
            <text:p>Portal/CCP-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CCP-122</text:p>
          </table:table-cell>
          <table:table-cell table:style-name="ce72" office:value-type="float" office:value="1">
            <text:p>001</text:p>
          </table:table-cell>
          <table:table-cell table:style-name="ce76" table:formula="of:=CONCATENATE(&quot;Portal&quot;;&quot;/&quot;;[.B11])" office:value-type="string" office:string-value="Portal/CCP-122">
            <text:p>Portal/CCP-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8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12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CCP-122">
            <text:p>Portal/CCP-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9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9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9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9" table:number-rows-repeated="65456">
          <table:table-cell table:number-columns-repeated="255"/>
        </table:table-row>
        <table:table-row table:style-name="ro19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874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874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874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f:=MAX([.A7:.A857])" office:value-type="float" office:value="5" table:number-columns-spanned="3" table:number-rows-spanned="1">
            <text:p>5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874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790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874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790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 table:number-columns-repeated="769"/>
        </table:table-row>
        <table:table-row table:style-name="ro20">
          <table:table-cell table:style-name="ce61" office:value-type="float" office:value="1">
            <text:p>001</text:p>
          </table:table-cell>
          <table:table-cell table:style-name="ce47" office:value-type="string">
            <text:p>CCP-314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7])" office:value-type="string" office:string-value="Portal/CCP-314">
            <text:p>Portal/CCP-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4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f:=CONCATENATE(&quot;Portal&quot;;&quot;/&quot;;[.B8])" office:value-type="string" office:string-value="Portal/CCP-314">
            <text:p>Portal/CCP-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2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14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f:=CONCATENATE(&quot;Portal&quot;;&quot;/&quot;;[.B9])" office:value-type="string" office:string-value="Portal/CCP-314">
            <text:p>Portal/CCP-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8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CCP-51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0])" office:value-type="string" office:string-value="Portal/CCP-51">
            <text:p>Portal/CCP-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  <table:table-cell table:number-columns-repeated="768"/>
        </table:table-row>
        <table:table-row table:style-name="ro8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CCP-366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1])" office:value-type="string" office:string-value="Portal/CCP-366">
            <text:p>Portal/CCP-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  <table:table-cell table:number-columns-repeated="768"/>
        </table:table-row>
        <table:table-row table:style-name="ro8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CCP-394</text:p>
          </table:table-cell>
          <table:table-cell table:style-name="ce72" office:value-type="float" office:value="1">
            <text:p>001</text:p>
          </table:table-cell>
          <table:table-cell table:style-name="ce98" table:formula="of:=CONCATENATE(&quot;Portal&quot;;&quot;/&quot;;[.B12])" office:value-type="string" office:string-value="Portal/CCP-394">
            <text:p>Portal/CCP-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CCP-394</text:p>
          </table:table-cell>
          <table:table-cell table:style-name="ce72" office:value-type="float" office:value="2">
            <text:p>002</text:p>
          </table:table-cell>
          <table:table-cell table:style-name="ce98" table:formula="of:=CONCATENATE(&quot;Portal&quot;;&quot;/&quot;;[.B13])" office:value-type="string" office:string-value="Portal/CCP-394">
            <text:p>Portal/CCP-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4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8" table:formula="of:=CONCATENATE(&quot;Portal&quot;;&quot;/&quot;;[.B14])" office:value-type="string" office:string-value="Portal/CCP-394">
            <text:p>Portal/CCP-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  <table:table-cell table:style-name="ce168" table:number-columns-repeated="768"/>
        </table:table-row>
        <table:table-row table:style-name="ro1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  <table:table-cell table:style-name="ce168" table:number-columns-repeated="768"/>
        </table:table-row>
        <table:table-row table:style-name="ro1" table:number-rows-repeated="36">
          <table:table-cell table:style-name="ce91" table:number-columns-repeated="8"/>
          <table:table-cell table:style-name="ce84"/>
          <table:table-cell table:style-name="ce91" table:number-columns-repeated="247"/>
          <table:table-cell table:style-name="ce168" table:number-columns-repeated="768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790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790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79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7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7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7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f:=MAX([.A7:.A953])" office:value-type="float" office:value="10" table:number-columns-spanned="3" table:number-rows-spanned="1">
            <text:p>10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7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7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9">
          <table:table-cell table:style-name="ce61" office:value-type="float" office:value="1">
            <text:p>001</text:p>
          </table:table-cell>
          <table:table-cell table:style-name="ce47" office:value-type="string">
            <text:p>CCP-372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CCP-372">
            <text:p>Portal/CCP-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72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CCP-372">
            <text:p>Portal/CCP-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CCP-39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3])" office:value-type="string" office:string-value="Portal/CCP-391">
            <text:p>Portal/CCP-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Portal&quot;;&quot;/&quot;;[.B14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from admin bar</text:p>
          </table:table-cell>
          <table:table-cell table:style-name="ce49" office:value-type="string">
            <text:p>Edit current page by wizard is show, stay at step 3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Portal&quot;;&quot;/&quot;;[.B15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1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Portal&quot;;&quot;/&quot;;[.B16])" office:value-type="string" office:string-value="Portal/CCP-391">
            <text:p>Portal/CCP-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9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7" office:value-type="string">
            <text:p>CCP-395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7])" office:value-type="string" office:string-value="Portal/CCP-395">
            <text:p>Portal/CCP-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Portal&quot;;&quot;/&quot;;[.B18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Portal&quot;;&quot;/&quot;;[.B19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Portal&quot;;&quot;/&quot;;[.B20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395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Portal&quot;;&quot;/&quot;;[.B21])" office:value-type="string" office:string-value="Portal/CCP-395">
            <text:p>Portal/CCP-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7" office:value-type="string">
            <text:p>CCP-46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CCP-461">
            <text:p>Portal/CCP-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CCP-461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Portal&quot;;&quot;/&quot;;[.B23])" office:value-type="string" office:string-value="Portal/CCP-461">
            <text:p>Portal/CCP-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461</text:p>
          </table:table-cell>
          <table:table-cell table:style-name="ce7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CCP-461">
            <text:p>Portal/CCP-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1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7" office:value-type="string">
            <text:p>REGPRL-001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PRL-001">
            <text:p>Portal/REGPRL-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REGPRL-001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PRL-001">
            <text:p>Portal/REGPRL-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PRL-001</text:p>
          </table:table-cell>
          <table:table-cell table:style-name="ce7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PRL-001">
            <text:p>Portal/REGPRL-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9">
          <table:table-cell table:style-name="ce6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9" office:value-type="string">
            <text:p>CCP-428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CCP-428">
            <text:p>Portal/CCP-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9" office:value-type="string">
            <text:p>CCP-428</text:p>
          </table:table-cell>
          <table:table-cell table:style-name="ce7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CCP-428">
            <text:p>Portal/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8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CCP-428</text:p>
          </table:table-cell>
          <table:table-cell table:style-name="ce7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CCP-428">
            <text:p>Portal/CCP-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9">
          <table:table-cell table:style-name="ce61" table:formula="of:=IF(VALUE(MID([.F31];6;FIND(&quot;:&quot;;[.F31];1)-FIND(&quot; &quot;;[.F31];1)-1))&gt;VALUE(MID([.F30];6;FIND(&quot;:&quot;;[.F30];1)-FIND(&quot; &quot;;[.F30];1)-1));&quot;&quot;;MAX([.A$7:.A30])+1)" office:value-type="float" office:value="7">
            <text:p>007</text:p>
          </table:table-cell>
          <table:table-cell table:style-name="ce49" office:value-type="string">
            <text:p>CCP-46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1])" office:value-type="string" office:string-value="Portal/CCP-464">
            <text:p>Portal/CCP-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CCP-464</text:p>
          </table:table-cell>
          <table:table-cell table:style-name="ce7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Portal&quot;;&quot;/&quot;;[.B32])" office:value-type="string" office:string-value="Portal/CCP-464">
            <text:p>Portal/CCP-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9">
          <table:table-cell table:style-name="ce61" table:formula="of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49" office:value-type="string">
            <text:p>CCP-466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3])" office:value-type="string" office:string-value="Portal/CCP-466">
            <text:p>Portal/CCP-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2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9" office:value-type="string">
            <text:p>CCP-466</text:p>
          </table:table-cell>
          <table:table-cell table:style-name="ce7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Portal&quot;;&quot;/&quot;;[.B34])" office:value-type="string" office:string-value="Portal/CCP-466">
            <text:p>Portal/CCP-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0">
          <table:table-cell table:style-name="ce61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49" office:value-type="string">
            <text:p>REGPRL-002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5])" office:value-type="string" office:string-value="Portal/REGPRL-002">
            <text:p>Portal/REGPRL-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PRL-002</text:p>
          </table:table-cell>
          <table:table-cell table:style-name="ce7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Portal&quot;;&quot;/&quot;;[.B36])" office:value-type="string" office:string-value="Portal/REGPRL-002">
            <text:p>Portal/REGPRL-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1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9" office:value-type="string">
            <text:p>REGPRL-003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7])" office:value-type="string" office:string-value="Portal/REGPRL-003">
            <text:p>Portal/REGPRL-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PRL-003</text:p>
          </table:table-cell>
          <table:table-cell table:style-name="ce7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Portal&quot;;&quot;/&quot;;[.B38])" office:value-type="string" office:string-value="Portal/REGPRL-003">
            <text:p>Portal/REGPRL-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1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9" office:value-type="string">
            <text:p>REGPRL-003</text:p>
          </table:table-cell>
          <table:table-cell table:style-name="ce7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49" table:formula="of:=CONCATENATE(&quot;Portal&quot;;&quot;/&quot;;[.B39])" office:value-type="string" office:string-value="Portal/REGPRL-003">
            <text:p>Portal/REGPRL-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9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f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f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f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f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f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f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7">
          <table:table-cell table:style-name="ce61" office:value-type="float" office:value="1">
            <text:p>001</text:p>
          </table:table-cell>
          <table:table-cell table:style-name="ce51" office:value-type="string">
            <text:p>REGPRL-00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PRL-004">
            <text:p>Portal/REGPRL-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REGPRL-004</text:p>
          </table:table-cell>
          <table:table-cell table:style-name="ce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PRL-004">
            <text:p>Portal/REGPRL-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REGPRL-004</text:p>
          </table:table-cell>
          <table:table-cell table:style-name="ce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Portal&quot;;&quot;/&quot;;[.B9])" office:value-type="string" office:string-value="Portal/REGPRL-004">
            <text:p>Portal/REGPRL-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8">- Click Edit icon at the </text:span><text:span text:style-name="T8">second container &amp; </text:span><text:span text:style-name="T8">input 70% for Width </text:span><text:span text:style-name="T8">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9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REGPRL-005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10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Portal&quot;;&quot;/&quot;;[.B11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Portal&quot;;&quot;/&quot;;[.B12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REGPRL-005</text:p>
          </table:table-cell>
          <table:table-cell table:style-name="ce7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Portal&quot;;&quot;/&quot;;[.B13])" office:value-type="string" office:string-value="Portal/REGPRL-005">
            <text:p>Portal/REGPRL-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Portal&quot;;&quot;/&quot;;[.B14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f:=CONCATENATE(&quot;Portal&quot;;&quot;/&quot;;[.B15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REGPRL-005</text:p>
          </table:table-cell>
          <table:table-cell table:style-name="ce7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f:=CONCATENATE(&quot;Portal&quot;;&quot;/&quot;;[.B16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f:=CONCATENATE(&quot;Portal&quot;;&quot;/&quot;;[.B17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f:=CONCATENATE(&quot;Portal&quot;;&quot;/&quot;;[.B18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REGPRL-005</text:p>
          </table:table-cell>
          <table:table-cell table:style-name="ce7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f:=CONCATENATE(&quot;Portal&quot;;&quot;/&quot;;[.B19])" office:value-type="string" office:string-value="Portal/REGPRL-005">
            <text:p>Portal/REGPRL-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f:=CONCATENATE(&quot;Portal&quot;;&quot;/&quot;;[.B20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REGPRL-005</text:p>
          </table:table-cell>
          <table:table-cell table:style-name="ce72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f:=CONCATENATE(&quot;Portal&quot;;&quot;/&quot;;[.B21])" office:value-type="string" office:string-value="Portal/REGPRL-005">
            <text:p>Portal/REGPRL-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CCP-499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2])" office:value-type="string" office:string-value="Portal/CCP-499">
            <text:p>Portal/CCP-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7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CCP-499</text:p>
          </table:table-cell>
          <table:table-cell table:style-name="ce7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Portal&quot;;&quot;/&quot;;[.B23])" office:value-type="string" office:string-value="Portal/CCP-499">
            <text:p>Portal/CCP-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0">
          <table:table-cell table:style-name="ce6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1" office:value-type="string">
            <text:p>REGPRL-006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4])" office:value-type="string" office:string-value="Portal/REGPRL-006">
            <text:p>Portal/REGPRL-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1" office:value-type="string">
            <text:p>REGPRL-006</text:p>
          </table:table-cell>
          <table:table-cell table:style-name="ce7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Portal&quot;;&quot;/&quot;;[.B25])" office:value-type="string" office:string-value="Portal/REGPRL-006">
            <text:p>Portal/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REGPRL-006</text:p>
          </table:table-cell>
          <table:table-cell table:style-name="ce7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Portal&quot;;&quot;/&quot;;[.B26])" office:value-type="string" office:string-value="Portal/REGPRL-006">
            <text:p>Portal/REGPRL-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20">
          <table:table-cell table:style-name="ce6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REGPRL-007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27])" office:value-type="string" office:string-value="Portal/REGPRL-007">
            <text:p>Portal/REGPRL-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REGPRL-007</text:p>
          </table:table-cell>
          <table:table-cell table:style-name="ce7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Portal&quot;;&quot;/&quot;;[.B28])" office:value-type="string" office:string-value="Portal/REGPRL-007">
            <text:p>Portal/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REGPRL-007</text:p>
          </table:table-cell>
          <table:table-cell table:style-name="ce7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Portal&quot;;&quot;/&quot;;[.B29])" office:value-type="string" office:string-value="Portal/REGPRL-007">
            <text:p>Portal/REGPRL-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1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1" office:value-type="string">
            <text:p>CCP-584</text:p>
          </table:table-cell>
          <table:table-cell table:style-name="ce72" office:value-type="float" office:value="1">
            <text:p>001</text:p>
          </table:table-cell>
          <table:table-cell table:style-name="ce49" table:formula="of:=CONCATENATE(&quot;Portal&quot;;&quot;/&quot;;[.B30])" office:value-type="string" office:string-value="Portal/CCP-584">
            <text:p>Portal/CCP-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2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Portal&quot;;&quot;/&quot;;[.B31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Portal&quot;;&quot;/&quot;;[.B32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1" office:value-type="string">
            <text:p>CCP-584</text:p>
          </table:table-cell>
          <table:table-cell table:style-name="ce7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Portal&quot;;&quot;/&quot;;[.B33])" office:value-type="string" office:string-value="Portal/CCP-584">
            <text:p>Portal/CCP-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9" table:number-rows-repeated="34">
          <table:table-cell/>
          <table:table-cell table:style-name="ce51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9" table:number-rows-repeated="4">
          <table:table-cell/>
          <table:table-cell table:style-name="ce51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9" table:number-rows-repeated="10">
          <table:table-cell/>
          <table:table-cell table:style-name="ce51"/>
          <table:table-cell table:number-columns-repeated="253"/>
        </table:table-row>
        <table:table-row table:style-name="ro19" table:number-rows-repeated="65454">
          <table:table-cell table:number-columns-repeated="255"/>
        </table:table-row>
        <table:table-row table:style-name="ro19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number-columns-repeated="250" table:default-cell-style-name="Default"/>
        <table:table-column table:style-name="co8" table:number-columns-repeated="768" table:default-cell-style-name="Default"/>
        <table:table-row table:style-name="ro22">
          <table:table-cell table:style-name="ce169" office:value-type="string" table:number-columns-spanned="4" table:number-rows-spanned="2">
            <text:p>Portal Regression Tests List In AIO</text:p>
          </table:table-cell>
          <table:covered-table-cell table:style-name="ce169"/>
          <table:covered-table-cell table:style-name="ce169"/>
          <table:covered-table-cell table:style-name="ce179"/>
          <table:table-cell table:style-name="ce179"/>
          <table:table-cell table:style-name="ce17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2">
          <table:covered-table-cell table:style-name="ce170"/>
          <table:covered-table-cell table:style-name="ce170"/>
          <table:covered-table-cell table:style-name="ce170"/>
          <table:covered-table-cell table:style-name="ce179"/>
          <table:table-cell table:style-name="ce179"/>
          <table:covered-table-cell table:style-name="ce181"/>
          <table:table-cell table:number-columns-repeated="1018"/>
        </table:table-row>
        <table:table-row table:style-name="ro23">
          <table:table-cell table:style-name="ce171" office:value-type="string">
            <text:p>Id</text:p>
          </table:table-cell>
          <table:table-cell table:style-name="ce171" office:value-type="string">
            <text:p>Product</text:p>
          </table:table-cell>
          <table:table-cell table:style-name="ce178" office:value-type="string">
            <text:p>Functionality</text:p>
          </table:table-cell>
          <table:table-cell table:style-name="ce178" office:value-type="string">
            <text:p>Bug summary</text:p>
          </table:table-cell>
          <table:table-cell table:style-name="ce178" office:value-type="string">
            <text:p>Product bugID</text:p>
          </table:table-cell>
          <table:covered-table-cell table:style-name="ce181"/>
          <table:table-cell table:number-columns-repeated="1018"/>
        </table:table-row>
        <table:table-row table:style-name="ro10">
          <table:table-cell table:style-name="ce47" office:value-type="string">
            <text:p>CCP-120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85" office:value-type="string">
            <text:p>1.6.1</text:p>
          </table:table-cell>
          <table:table-cell table:style-name="ce175" table:number-columns-repeated="244"/>
          <table:table-cell table:number-columns-repeated="773"/>
        </table:table-row>
        <table:table-row table:style-name="ro10">
          <table:table-cell table:style-name="ce47" office:value-type="string">
            <text:p>CCP-122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2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5">
          <table:table-cell table:style-name="ce172" office:value-type="string">
            <text:p>CCP-51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80" office:value-type="string">
            <text:p>Login Page: HTTP 404, when clickin twice on "Connection Button"</text:p>
          </table:table-cell>
          <table:table-cell table:style-name="ce172" office:value-type="string">
            <text:p>PORTAL-3221</text:p>
          </table:table-cell>
          <table:table-cell table:style-name="ce183" table:formula="of:=SUMPRODUCT((['Bugs_v1.6.5'.B$7:'Bugs_v1.6.5'.B$863]=[.$A6])*(['Bugs_v1.6.5'.A$7:'Bugs_v1.6.5'.A$863]&lt;&gt;&quot;&quot;))" office:value-type="float" office:value="1">
            <text:p>1</text:p>
          </table:table-cell>
          <table:table-cell table:style-name="ce185" office:value-type="string">
            <text:p>1.6.5</text:p>
          </table:table-cell>
          <table:table-cell table:style-name="ce172" table:number-columns-repeated="244"/>
          <table:table-cell table:style-name="ce186" table:number-columns-repeated="773"/>
        </table:table-row>
        <table:table-row table:style-name="ro15">
          <table:table-cell table:style-name="ce47" office:value-type="string">
            <text:p>CCP-31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2" table:formula="of:=SUMPRODUCT((['Bugs_v1.6.5'.B$7:'Bugs_v1.6.5'.B$981]=[.$A7])*(['Bugs_v1.6.5'.A$7:'Bugs_v1.6.5'.A$981]&lt;&gt;&quot;&quot;))" office:value-type="float" office:value="1">
            <text:p>1</text:p>
          </table:table-cell>
          <table:table-cell table:style-name="ce185"/>
          <table:table-cell table:style-name="ce172" table:number-columns-repeated="244"/>
          <table:table-cell table:style-name="ce186" table:number-columns-repeated="773"/>
        </table:table-row>
        <table:table-row table:style-name="ro15">
          <table:table-cell table:style-name="ce47" office:value-type="string">
            <text:p>CCP-36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2" table:formula="of:=SUMPRODUCT((['Bugs_v1.6.5'.B$7:'Bugs_v1.6.5'.B$863]=[.$A8])*(['Bugs_v1.6.5'.A$7:'Bugs_v1.6.5'.A$863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24">
          <table:table-cell table:style-name="ce47" office:value-type="string">
            <text:p>CCP-39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<text:span text:style-name="T9">Secours Catholique : </text:span><text:span text:style-name="T9">Portal tickets backport</text:span></text:p>
            <text:p><text:span text:style-name="T10">- Mandatory textarea (*) </text:span><text:span text:style-name="T10">should be on the right , </text:span><text:span text:style-name="T10">not in the bottom</text:span></text:p>
            <text:p><text:span text:style-name="T11">- Checkoi inh if the </text:span><text:span text:style-name="T11">max length of Group </text:span><text:span text:style-name="T11">label is up to 50 </text:span><text:span text:style-name="T11">characters</text:span></text:p>
            <text:p><text:span text:style-name="T11">- Check the translation </text:span><text:span text:style-name="T11">of label in message </text:span><text:span text:style-name="T11">popup</text:span></text:p>
          </table:table-cell>
          <table:table-cell table:style-name="ce155" office:value-type="string">
            <text:p>PORTAL-3739</text:p>
            <text:p><text:span text:style-name="T12">PORTAL-</text:span><text:span text:style-name="T13">3740</text:span></text:p>
            <text:p><text:span text:style-name="T13">Portal-3658</text:span></text:p>
          </table:table-cell>
          <table:table-cell table:style-name="ce182" table:formula="of:=SUMPRODUCT((['Bugs_v1.6.5'.B$7:'Bugs_v1.6.5'.B$863]=[.$A9])*(['Bugs_v1.6.5'.A$7:'Bugs_v1.6.5'.A$863]&lt;&gt;&quot;&quot;))" office:value-type="float" office:value="2">
            <text:p>2</text:p>
          </table:table-cell>
          <table:table-cell table:style-name="ce175" table:number-columns-repeated="245"/>
          <table:table-cell table:number-columns-repeated="773"/>
        </table:table-row>
        <table:table-row table:style-name="ro15">
          <table:table-cell table:style-name="ce172" office:value-type="string">
            <text:p>CCP-372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80" office:value-type="string">
            <text:p>Problem with popup save-success after saving portlet CLV</text:p>
          </table:table-cell>
          <table:table-cell table:style-name="ce172" office:value-type="string">
            <text:p>Portal-3776</text:p>
          </table:table-cell>
          <table:table-cell table:style-name="ce182" table:formula="of:=SUMPRODUCT((['Bugs_v1.6.6'.B$7:'Bugs_v1.6.6'.B$958]=[.$A10])*(['Bugs_v1.6.6'.A$7:'Bugs_v1.6.6'.A$958]&lt;&gt;&quot;&quot;))" office:value-type="float" office:value="1">
            <text:p>1</text:p>
          </table:table-cell>
          <table:table-cell table:style-name="ce185" office:value-type="string">
            <text:p>1.6.6</text:p>
          </table:table-cell>
          <table:table-cell table:style-name="ce175" table:number-columns-repeated="244"/>
          <table:table-cell table:number-columns-repeated="773"/>
        </table:table-row>
        <table:table-row table:style-name="ro10">
          <table:table-cell table:style-name="ce48" office:value-type="string">
            <text:p>CCP-39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2" table:formula="of:=SUMPRODUCT((['Bugs_v1.6.6'.B$7:'Bugs_v1.6.6'.B$958]=[.$A11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0">
          <table:table-cell table:style-name="ce48" office:value-type="string">
            <text:p>CCP-395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2" table:formula="of:=SUMPRODUCT((['Bugs_v1.6.6'.B$7:'Bugs_v1.6.6'.B$958]=[.$A12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0">
          <table:table-cell table:style-name="ce48" office:value-type="string">
            <text:p>CCP-46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2" table:formula="of:=SUMPRODUCT((['Bugs_v1.6.6'.B$7:'Bugs_v1.6.6'.B$958]=[.$A13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0">
          <table:table-cell table:style-name="ce49" office:value-type="string">
            <text:p>REGPRL-001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2" table:formula="of:=SUMPRODUCT((['Bugs_v1.6.6'.B$7:'Bugs_v1.6.6'.B$958]=[.$A14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0">
          <table:table-cell table:style-name="ce49" office:value-type="string">
            <text:p>CCP-379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2" table:formula="of:=SUMPRODUCT((['Bugs_v1.6.6'.B$7:'Bugs_v1.6.6'.B$958]=[.$A15])*(['Bugs_v1.6.6'.A$7:'Bugs_v1.6.6'.A$958]&lt;&gt;&quot;&quot;))" office:value-type="float" office:value="0">
            <text:p>0</text:p>
          </table:table-cell>
          <table:table-cell table:style-name="ce175" table:number-columns-repeated="245"/>
          <table:table-cell table:number-columns-repeated="773"/>
        </table:table-row>
        <table:table-row table:style-name="ro11">
          <table:table-cell table:style-name="ce48" office:value-type="string">
            <text:p>CCP-428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2" table:formula="of:=SUMPRODUCT((['Bugs_v1.6.6'.B$7:'Bugs_v1.6.6'.B$958]=[.$A16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6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2" table:formula="of:=SUMPRODUCT((['Bugs_v1.6.6'.B$7:'Bugs_v1.6.6'.B$958]=[.$A17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46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2" table:formula="of:=SUMPRODUCT((['Bugs_v1.6.6'.B$7:'Bugs_v1.6.6'.B$958]=[.$A18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0">
          <table:table-cell table:style-name="ce49" office:value-type="string">
            <text:p>REGPRL-002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2" table:formula="of:=SUMPRODUCT((['Bugs_v1.6.6'.B$7:'Bugs_v1.6.6'.B$958]=[.$A19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">
          <table:table-cell table:style-name="ce49" office:value-type="string">
            <text:p>REGPRL-003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2" table:formula="of:=SUMPRODUCT((['Bugs_v1.6.6'.B$7:'Bugs_v1.6.6'.B$958]=[.$A20])*(['Bugs_v1.6.6'.A$7:'Bugs_v1.6.6'.A$958]&lt;&gt;&quot;&quot;))" office:value-type="float" office:value="1">
            <text:p>1</text:p>
          </table:table-cell>
          <table:table-cell table:style-name="ce175" table:number-columns-repeated="245"/>
          <table:table-cell table:number-columns-repeated="773"/>
        </table:table-row>
        <table:table-row table:style-name="ro1">
          <table:table-cell table:style-name="ce173" office:value-type="string">
            <text:p>REGPRL-004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Portal</text:p>
          </table:table-cell>
          <table:table-cell table:style-name="ce172" office:value-type="string">
            <text:p>Check changing size of container in page</text:p>
          </table:table-cell>
          <table:table-cell table:style-name="ce173" office:value-type="string">
            <text:p>Portal-2983</text:p>
          </table:table-cell>
          <table:table-cell table:style-name="ce184" table:formula="of:=SUMPRODUCT((['Bugs_v1.6.7'.B$7:'Bugs_v1.6.7'.B$969]=[.$A21])*(['Bugs_v1.6.7'.A$7:'Bugs_v1.6.7'.A$969]&lt;&gt;&quot;&quot;))" office:value-type="float" office:value="1">
            <text:p>1</text:p>
          </table:table-cell>
          <table:table-cell table:style-name="ce173" office:value-type="string">
            <text:p>1.6.7</text:p>
          </table:table-cell>
          <table:table-cell table:style-name="ce175" table:number-columns-repeated="244"/>
          <table:table-cell table:number-columns-repeated="773"/>
        </table:table-row>
        <table:table-row table:style-name="ro11">
          <table:table-cell table:style-name="ce51" office:value-type="string">
            <text:p>REGPRL-005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2" table:formula="of:=SUMPRODUCT((['Bugs_v1.6.7'.B$7:'Bugs_v1.6.7'.B$969]=[.$A22])*(['Bugs_v1.6.7'.A$7:'Bugs_v1.6.7'.A$969]&lt;&gt;&quot;&quot;))" office:value-type="float" office:value="4">
            <text:p>4</text:p>
          </table:table-cell>
          <table:table-cell table:style-name="ce185"/>
          <table:table-cell table:style-name="ce175" table:number-columns-repeated="244"/>
          <table:table-cell table:number-columns-repeated="773"/>
        </table:table-row>
        <table:table-row table:style-name="ro10">
          <table:table-cell table:style-name="ce51" office:value-type="string">
            <text:p>CCP-499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2" table:formula="of:=SUMPRODUCT((['Bugs_v1.6.7'.B$7:'Bugs_v1.6.7'.B$969]=[.$A23])*(['Bugs_v1.6.7'.A$7:'Bugs_v1.6.7'.A$969]&lt;&gt;&quot;&quot;))" office:value-type="float" office:value="1">
            <text:p>1</text:p>
          </table:table-cell>
          <table:table-cell table:style-name="ce185"/>
          <table:table-cell table:style-name="ce175" table:number-columns-repeated="244"/>
          <table:table-cell table:number-columns-repeated="773"/>
        </table:table-row>
        <table:table-row table:style-name="ro1">
          <table:table-cell table:style-name="ce51" office:value-type="string">
            <text:p>REGPRL-006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2" table:formula="of:=SUMPRODUCT((['Bugs_v1.6.7'.B$7:'Bugs_v1.6.7'.B$969]=[.$A24])*(['Bugs_v1.6.7'.A$7:'Bugs_v1.6.7'.A$969]&lt;&gt;&quot;&quot;))" office:value-type="float" office:value="1">
            <text:p>1</text:p>
          </table:table-cell>
          <table:table-cell table:style-name="ce185"/>
          <table:table-cell table:style-name="ce175" table:number-columns-repeated="244"/>
          <table:table-cell table:number-columns-repeated="773"/>
        </table:table-row>
        <table:table-row table:style-name="ro10">
          <table:table-cell table:style-name="ce51" office:value-type="string">
            <text:p>REGPRL-007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2" table:formula="of:=SUMPRODUCT((['Bugs_v1.6.7'.B$7:'Bugs_v1.6.7'.B$969]=[.$A25])*(['Bugs_v1.6.7'.A$7:'Bugs_v1.6.7'.A$969]&lt;&gt;&quot;&quot;))" office:value-type="float" office:value="1">
            <text:p>1</text:p>
          </table:table-cell>
          <table:table-cell table:style-name="ce185"/>
          <table:table-cell table:style-name="ce175" table:number-columns-repeated="244"/>
          <table:table-cell table:number-columns-repeated="773"/>
        </table:table-row>
        <table:table-row table:style-name="ro1">
          <table:table-cell table:style-name="ce51" office:value-type="string">
            <text:p>CCP-584</text:p>
          </table:table-cell>
          <table:table-cell table:style-name="ce176" office:value-type="string">
            <text:p>Portal</text:p>
          </table:table-cell>
          <table:table-cell table:style-name="ce176" office:value-type="string">
            <text:p>Portal</text:p>
          </table:table-cell>
          <table:table-cell table:style-name="ce49"/>
          <table:table-cell table:style-name="ce49" office:value-type="string">
            <text:p>Portal-3857</text:p>
          </table:table-cell>
          <table:table-cell table:style-name="ce182" table:formula="of:=SUMPRODUCT((['Bugs_v1.6.7'.B$7:'Bugs_v1.6.7'.B$969]=[.$A26])*(['Bugs_v1.6.7'.A$7:'Bugs_v1.6.7'.A$969]&lt;&gt;&quot;&quot;))" office:value-type="float" office:value="1">
            <text:p>1</text:p>
          </table:table-cell>
          <table:table-cell table:style-name="ce185"/>
          <table:table-cell table:style-name="ce175" table:number-columns-repeated="244"/>
          <table:table-cell table:number-columns-repeated="773"/>
        </table:table-row>
        <table:table-row table:style-name="ro1">
          <table:table-cell table:style-name="ce174" office:value-type="string" table:number-columns-spanned="5" table:number-rows-spanned="1">
            <text:p>Total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6"/>
          <table:table-cell table:style-name="ce174" table:formula="of:=SUM([.F4:.F26])" office:value-type="float" office:value="26">
            <text:p>26</text:p>
          </table:table-cell>
          <table:table-cell table:style-name="ce175" table:number-columns-repeated="245"/>
          <table:table-cell table:number-columns-repeated="773"/>
        </table:table-row>
        <table:table-row table:style-name="ro1" table:number-rows-repeated="65509">
          <table:table-cell table:style-name="ce175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7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1-29T17:50:33</dc:date>
    <meta:print-date>2008-06-17T00:45:47</meta:print-date>
    <dc:language>en-US</dc:language>
    <meta:editing-cycles>857</meta:editing-cycles>
    <meta:editing-duration>PT350H30M36S</meta:editing-duration>
    <meta:document-statistic meta:table-count="7" meta:cell-count="1158" meta:object-count="1"/>
    <meta:user-defined meta:name="Info 1"/>
    <meta:user-defined meta:name="Info 2"/>
    <meta:user-defined meta:name="Info 3"/>
    <meta:user-defined meta:name="Info 4"/>
  </office:meta>
</office:document-meta>
</file>